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5e12"/>
    </style:style>
    <style:style style:name="P2" style:family="paragraph" style:parent-style-name="Text_20_body">
      <style:text-properties officeooo:rsid="001b5e12" officeooo:paragraph-rsid="001cbbb3"/>
    </style:style>
    <style:style style:name="P3" style:family="paragraph" style:parent-style-name="Text_20_body">
      <style:text-properties officeooo:rsid="001b5e12" officeooo:paragraph-rsid="001f29a0"/>
    </style:style>
    <style:style style:name="P4" style:family="paragraph" style:parent-style-name="Text_20_body">
      <style:text-properties fo:font-weight="bold" officeooo:rsid="001b5e12" officeooo:paragraph-rsid="001b5e12" style:font-weight-asian="bold" style:font-weight-complex="bold"/>
    </style:style>
    <style:style style:name="P5" style:family="paragraph" style:parent-style-name="Title">
      <style:text-properties officeooo:rsid="001b5e12"/>
    </style:style>
    <style:style style:name="P6" style:family="paragraph" style:parent-style-name="Text_20_body">
      <style:text-properties officeooo:rsid="001b5e12" officeooo:paragraph-rsid="0020947b"/>
    </style:style>
    <style:style style:name="P7" style:family="paragraph" style:parent-style-name="Text_20_body">
      <style:text-properties fo:font-style="normal" fo:font-weight="bold" officeooo:rsid="0021e8d0" officeooo:paragraph-rsid="0021e8d0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normal" officeooo:rsid="0021e8d0" officeooo:paragraph-rsid="0021e8d0" style:font-style-asian="normal" style:font-weight-asian="normal" style:font-style-complex="normal" style:font-weight-complex="normal"/>
    </style:style>
    <style:style style:name="T1" style:family="text">
      <style:text-properties officeooo:rsid="001cbb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bb3" style:font-weight-asian="normal" style:font-weight-complex="normal"/>
    </style:style>
    <style:style style:name="T4" style:family="text">
      <style:text-properties officeooo:rsid="001de38d"/>
    </style:style>
    <style:style style:name="T5" style:family="text">
      <style:text-properties officeooo:rsid="001f29a0"/>
    </style:style>
    <style:style style:name="T6" style:family="text">
      <style:text-properties fo:font-weight="bold" officeooo:rsid="001f29a0" style:font-weight-asian="bold" style:font-weight-complex="bold"/>
    </style:style>
    <style:style style:name="T7" style:family="text">
      <style:text-properties officeooo:rsid="0020c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inszówka web <text:span text:style-name="T7">manager</text:span></text:p>
      <text:p text:style-name="P1"/>
      <text:p text:style-name="P4"><text:span text:style-name="T1">O</text:span>pis:</text:p>
      <text:p text:style-name="P2">Panel dostępowy do zarządzania internetową grą planszową Kinszówka - <text:span text:style-name="T1">a</text:span><text:span text:style-name="T2">ktualnie rozwijana quizowa gra multiplayer </text:span><text:span text:style-name="T3">oparta na mechanice gry planszowej</text:span>.</text:p>
      <text:p text:style-name="P4">Założenia funkcjonalne:</text:p>
      <text:p text:style-name="P3">- Logowanie do aplikacji.<text:line-break/>- <text:span text:style-name="T5">Konfiguracja danych dostępowych do bazy danych zawierającej dane Kinszówki.</text:span><text:line-break/>- <text:span text:style-name="T5">Przeglądanie profili trybów gier.<text:line-break/>- Edycja konfiguracji trybów gier.<text:line-break/>- Przeglądanie kategorii pytań gry.<text:line-break/>- Edycja kategorii pytań gry.<text:line-break/>- Usuwanie kategorii pytań gry.<text:line-break/>- Przeglądanie dodanych pytań quizowych do gry<text:line-break/>- Edycja dodanych pytań quizowych do gry.<text:line-break/>- Usuwanie dodanych pytań quizowych do gry.</text:span></text:p>
      <text:p text:style-name="P6"><text:span text:style-name="T6">Wymagania niefunkcjonalne:</text:span><text:span text:style-name="T5"><text:line-break/>- Język PHP<text:line-break/>- Baza danych MySQL.<text:line-break/>- CMS – WordPress 4.6.1<text:line-break/>- Lokalny Host testowy – XAMPP z Apache/2.4.23 (Win32) OpenSSL/1.0.2h PHP/5.6.24 mysqlnd 5.0.11<text:line-break/>- Repozytorium Bitbucket – https://Polak149@bitbucket.org/kinszowkateam/web-api.git</text:span></text:p>
      <text:p text:style-name="P7">Opis konfiguracji:</text:p>
      <text:p text:style-name="P8">Program można konfigurować za pomocą pli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39:47.046000000</meta:creation-date>
    <dc:date>2016-11-18T11:10:50.670000000</dc:date>
    <meta:editing-duration>PT25M19S</meta:editing-duration>
    <meta:editing-cycles>6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8" meta:word-count="122" meta:character-count="925" meta:non-whitespace-character-count="808"/>
  </office:meta>
</office:document-meta>
</file>